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00000004011DBCAF52.png"/>
  <manifest:file-entry manifest:media-type="" manifest:full-path="Pictures/2000000100001C1F0000059F1382C81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Grande1" svg:font-family="'Lucida Grande'" style:font-pitch="variable"/>
    <style:font-face style:name="Lucida Grande" svg:font-family="'Lucida Grand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551cm" table:align="margins"/>
    </style:style>
    <style:style style:name="Tableau3.A" style:family="table-column">
      <style:table-column-properties style:column-width="14.065cm" style:rel-column-width="49691*"/>
    </style:style>
    <style:style style:name="Tableau3.B" style:family="table-column">
      <style:table-column-properties style:column-width="4.486cm" style:rel-column-width="15844*"/>
    </style:style>
    <style:style style:name="Tableau3.1" style:family="table-row">
      <style:table-row-properties style:min-row-height="0.337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16.364cm"/>
    </style:style>
    <style:style style:name="P1" style:family="paragraph" style:parent-style-name="Footer">
      <style:paragraph-properties fo:text-align="start" style:justify-single-word="false"/>
      <style:text-properties fo:color="#808080" style:font-name="Lucida Grande" fo:font-size="8pt" style:font-size-asian="8pt" style:font-size-complex="8pt"/>
    </style:style>
    <style:style style:name="P2" style:family="paragraph" style:parent-style-name="Footer">
      <style:text-properties fo:color="#808080" fo:font-size="2pt" style:font-size-asian="1.75pt" style:font-size-complex="2pt"/>
    </style:style>
    <style:style style:name="P3" style:family="paragraph" style:parent-style-name="Table_20_Contents">
      <style:paragraph-properties fo:text-align="end" style:justify-single-word="false"/>
      <style:text-properties style:font-name="Lucida Grande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2pt" style:font-size-asian="1.75pt" style:font-size-complex="2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 style:text-autospace="none"/>
    </style:style>
    <style:style style:name="P7" style:family="paragraph" style:parent-style-name="Standard">
      <style:paragraph-properties fo:text-align="center" style:justify-single-word="false" style:text-autospace="none"/>
      <style:text-properties fo:color="#666666" style:font-name="Lucida Grande1" fo:font-size="2pt" fo:font-style="normal" fo:font-weight="bold" style:font-name-asian="Lucida Grande1" style:font-size-asian="1.75pt" style:font-style-asian="normal" style:font-weight-asian="bold" style:font-name-complex="Lucida Grande1" style:font-size-complex="2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666666" style:font-name="Lucida Grande1" fo:font-size="8pt" fo:font-style="normal" fo:font-weight="normal" style:font-name-asian="Lucida Grande1" style:font-size-asian="8pt" style:font-style-asian="normal" style:font-weight-asian="normal" style:font-name-complex="Lucida Grande1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666666" style:font-name="Lucida Grande1" fo:font-size="13pt" fo:font-style="normal" fo:font-weight="bold" style:font-name-asian="Lucida Grande1" style:font-size-asian="13pt" style:font-style-asian="normal" style:font-weight-asian="bold" style:font-name-complex="Lucida Grande1" style:font-size-complex="13pt" style:font-style-complex="normal" style:font-weight-complex="bold"/>
    </style:style>
    <style:style style:name="T1" style:family="text">
      <style:text-properties fo:color="#666666" style:font-name="Lucida Grande1" fo:font-size="13pt" fo:font-style="normal" fo:font-weight="bold" style:font-name-asian="Lucida Grande1" style:font-size-asian="13pt" style:font-style-asian="normal" style:font-weight-asian="bold" style:font-name-complex="Lucida Grande1" style:font-size-complex="13pt" style:font-style-complex="norm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2" text:anchor-type="paragraph" svg:x="0.032cm" svg:y="0.002cm" svg:width="6.75cm" svg:height="1.349cm" draw:z-index="1"><draw:image xlink:href="Pictures/2000000100001C1F0000059F1382C815.svm" xlink:type="simple" xlink:show="embed" xlink:actuate="onLoad"/></draw:frame> <text:span text:style-name="T1">[_map_title_]</text:span></text:p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draw:frame draw:style-name="fr2" draw:name="Map" text:anchor-type="paragraph" svg:x="-0.065cm" svg:y="0.161cm" svg:width="13.871cm" svg:height="18.512cm" draw:z-index="0"><draw:image xlink:href="Pictures/1000020100000300000004011DBCAF52.png" xlink:type="simple" xlink:show="embed" xlink:actuate="onLoad"/></draw:frame></text:p>
          </table:table-cell>
          <table:table-cell table:style-name="Tableau3.A1" office:value-type="string"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Table_20_Contents">[_Legend_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ucida Grande1" svg:font-family="'Lucida Grande'" style:font-pitch="variable"/>
    <style:font-face style:name="Lucida Grande" svg:font-family="'Lucida Grand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13.624cm" style:type="center"/>
          <style:tab-stop style:position="27.25cm" style:type="right"/>
        </style:tab-stops>
      </style:paragraph-properties>
      <style:text-properties style:font-name="Lucida Grand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ucida Grande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8.551cm" table:align="margins"/>
    </style:style>
    <style:style style:name="Tableau1.A" style:family="table-column">
      <style:table-column-properties style:column-width="8.618cm" style:rel-column-width="30449*"/>
    </style:style>
    <style:style style:name="Tableau1.B" style:family="table-column">
      <style:table-column-properties style:column-width="0.159cm" style:rel-column-width="559*"/>
    </style:style>
    <style:style style:name="Tableau1.C" style:family="table-column">
      <style:table-column-properties style:column-width="9.774cm" style:rel-column-width="34527*"/>
    </style:style>
    <style:style style:name="Tableau1.A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/>
      <style:text-properties fo:color="#808080" style:font-name="Lucida Grande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Lucida Grande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color="#666666" style:font-name="Lucida Grande1" fo:font-size="8pt" fo:font-style="normal" fo:font-weight="normal" style:font-name-asian="Lucida Grande1" style:font-size-asian="8pt" style:font-style-asian="normal" style:font-weight-asian="normal" style:font-name-complex="Lucida Grande1" style:font-size-complex="8pt" style:font-style-complex="normal" style:font-weight-complex="normal"/>
    </style:style>
    <style:style style:name="MP4" style:family="paragraph" style:parent-style-name="Footer">
      <style:text-properties fo:color="#808080"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5038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Printed on <text:date style:data-style-name="N5038" text:date-value="2012-01-12T11:02:04.99">12 January 2012</text:date> at <text:time style:data-style-name="N40" text:time-value="2012-01-12T11:02:04.99">05:28</text:time></text:p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>Copyright 2011 Cartoworks Inc.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4T22:41:33</meta:creation-date>
    <dc:date>2012-01-12T11:02:05</dc:date>
    <meta:editing-duration>P2DT5H59M41S</meta:editing-duration>
    <meta:editing-cycles>13</meta:editing-cycles>
    <meta:generator>LibreOffice/3.4$Unix LibreOffice_project/340m1$Build-402</meta:generator>
    <meta:document-statistic meta:table-count="2" meta:image-count="2" meta:object-count="0" meta:page-count="1" meta:paragraph-count="4" meta:word-count="13" meta:character-count="89" meta:non-whitespace-character-count="79"/>
  </office:meta>
</office:document-meta>
</file>